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s" fo:country="AR" officeooo:rsid="00118d98" officeooo:paragraph-rsid="001264ed"/>
    </style:style>
    <style:style style:name="P2" style:family="paragraph" style:parent-style-name="Text_20_body">
      <style:text-properties fo:language="es" fo:country="AR" officeooo:rsid="00118d98" officeooo:paragraph-rsid="001264ed"/>
    </style:style>
    <style:style style:name="P3" style:family="paragraph" style:parent-style-name="Text_20_body">
      <style:paragraph-properties fo:padding="0.0193in" fo:border="0.06pt solid #d9d9e3"/>
      <style:text-properties fo:language="es" fo:country="AR"/>
    </style:style>
    <style:style style:name="P4" style:family="paragraph" style:parent-style-name="Text_20_body">
      <style:paragraph-properties fo:padding="0.0193in" fo:border="0.06pt solid #d9d9e3"/>
      <style:text-properties fo:language="es" fo:country="AR" officeooo:rsid="001264ed" officeooo:paragraph-rsid="001264ed"/>
    </style:style>
    <style:style style:name="P5" style:family="paragraph" style:parent-style-name="Text_20_body">
      <style:paragraph-properties fo:padding="0.0193in" fo:border="0.06pt solid #d9d9e3"/>
      <style:text-properties fo:language="es" fo:country="AR" officeooo:paragraph-rsid="001264e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gas es un biodigestor inteligente, esta analizado por 3 sensores: mq2 sensor de gas, mpx5999d sensor de presión, ds18d20 sensor de temperatura. Esto es especialmente útil para los campos, dado la cantidad de abono que se puede usar para el biodigestor, además de las complicaciones que puede presentar para alguien que vive en el campo, considerando también las dificultades para obtener gas y lo costoso que puede resultar.</text:p>
      <text:p text:style-name="P5">Al momento en que llega tu bgas, cargas el biodigestor con el mismo volumen de agua y materia orgánica; el volumen total puede ser de máximo 4/5 del balde (2/5 de agua y 2/5 de materia orgánica). En un plazo de 14 días, inicia la producción de tu propio gas.</text:p>
      <text:p text:style-name="P5">La materia orgánica estará generando gas durante 4 meses; después de ese período, es necesario cambiar el contenido. La cantidad de gas generado dependerá del tipo de materia que pongas en el bgas.</text:p>
      <text:p text:style-name="P5">Es necesario comprar otro biodigestor si el primero está dañado. Los materiales utilizados para un bgas están compuestos de plástico y metal. Sin embargo, si se trata de forma adecuada, el biodigestor puede durar toda tu vida.</text:p>
      <text:p text:style-name="P5">El gas generado puede ser utilizado para cocina, calefacción y cualquier necesidad hogareña. Si tienes una buena cantidad de gas generado mensualmente, no será necesario volver a pagar por el servicio de gas.</text:p>
      <text:p text:style-name="P5">El biodigestor es alimentado por energía solar, ya que no se necesita mucha energía para que todo funcione con normalidad.</text:p>
      <text:p text:style-name="P5">Existen dos formas de revisar la información del biodigestor: puedes verla en la pantalla que se encuentra en el mismo, y también puedes descargar nuestra aplicación que proporciona esa información e informa del pico de eficiencia del biogás y cuánto tiempo durará dicho pico de eficiencia.</text:p>
      <text:p text:style-name="P4">La application se comunica con el biodigestor atrabes de una antena de cumunicacion por internet llamada LORA</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9T14:31:42.318000000</meta:creation-date>
    <dc:date>2023-11-14T14:38:09.649000000</dc:date>
    <meta:editing-duration>PT1H11M21S</meta:editing-duration>
    <meta:editing-cycles>2</meta:editing-cycles>
    <meta:generator>LibreOffice/7.5.5.2$Windows_X86_64 LibreOffice_project/ca8fe7424262805f223b9a2334bc7181abbcbf5e</meta:generator>
    <meta:document-statistic meta:table-count="0" meta:image-count="0" meta:object-count="0" meta:page-count="1" meta:paragraph-count="8" meta:word-count="304" meta:character-count="1835" meta:non-whitespace-character-count="1539"/>
  </office:meta>
</office:document-meta>
</file>